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P5" style:family="paragraph" style:parent-style-name="Standard">
      <style:paragraph-properties fo:text-align="start" style:justify-single-word="false"/>
      <style:text-properties officeooo:rsid="000e6295" officeooo:paragraph-rsid="000e6295"/>
    </style:style>
    <style:style style:name="T1" style:family="text">
      <style:text-properties officeooo:rsid="000e6295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verview<text:tab/>3</text:a></text:p>
          <text:p text:style-name="P2"><text:a xlink:type="simple" xlink:href="#__RefHeading___Toc3_1740972213" text:style-name="Index_20_Link" text:visited-style-name="Index_20_Link">User Groups<text:tab/>3</text:a></text:p>
          <text:p text:style-name="P3"><text:a xlink:type="simple" xlink:href="#__RefHeading___Toc5_1740972213" text:style-name="Index_20_Link" text:visited-style-name="Index_20_Link">Patients<text:tab/>3</text:a></text:p>
          <text:p text:style-name="P3"><text:a xlink:type="simple" xlink:href="#__RefHeading___Toc7_1740972213" text:style-name="Index_20_Link" text:visited-style-name="Index_20_Link">Doctors<text:tab/>3</text:a></text:p>
          <text:p text:style-name="P3"><text:a xlink:type="simple" xlink:href="#__RefHeading___Toc9_1740972213" text:style-name="Index_20_Link" text:visited-style-name="Index_20_Link">Admin Staff<text:tab/>3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h text:style-name="Heading_20_1" text:outline-level="1"><text:bookmark-start text:name="__RefHeading___Toc1_1740972213"/><text:span text:style-name="T1">Organisation </text:span>Overview<text:bookmark-end text:name="__RefHeading___Toc1_1740972213"/></text:h>
      <text:p text:style-name="P5">State the basics of what you ne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roblem Overview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_1740972213"/><text:soft-page-break/>User Groups<text:bookmark-end text:name="__RefHeading___Toc3_1740972213"/></text:h>
      <text:p text:style-name="P4"/>
      <text:h text:style-name="Heading_20_2" text:outline-level="2"><text:bookmark-start text:name="__RefHeading___Toc5_1740972213"/>Patients<text:bookmark-end text:name="__RefHeading___Toc5_1740972213"/></text:h>
      <text:p text:style-name="P4"/>
      <text:h text:style-name="Heading_20_2" text:outline-level="2"><text:bookmark-start text:name="__RefHeading___Toc7_1740972213"/>Doctors<text:bookmark-end text:name="__RefHeading___Toc7_1740972213"/></text:h>
      <text:p text:style-name="P4"/>
      <text:h text:style-name="Heading_20_2" text:outline-level="2"><text:bookmark-start text:name="__RefHeading___Toc9_1740972213"/>Admin Staff<text:bookmark-end text:name="__RefHeading___Toc9_1740972213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/>
      <text:h text:style-name="Heading_20_1" text:outline-level="1"><text:bookmark-start text:name="__RefHeading___Toc11_1740972213"/>Empathy Maps<text:bookmark-end text:name="__RefHeading___Toc11_174097221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s/>/ <text:page-count>4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02T10:26:16.164408900</dc:date>
    <meta:editing-duration>PT31M36S</meta:editing-duration>
    <meta:editing-cycles>1</meta:editing-cycles>
    <meta:document-statistic meta:table-count="0" meta:image-count="0" meta:object-count="0" meta:page-count="4" meta:paragraph-count="21" meta:word-count="54" meta:character-count="289" meta:non-whitespace-character-count="256"/>
    <meta:generator>LibreOffice/25.2.3.2$Windows_X86_64 LibreOffice_project/bbb074479178df812d175f709636b368952c2ce3</meta:generator>
  </office:meta>
</office:document-meta>
</file>